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3" table:default-cell-style-name="ce9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7" table:default-cell-style-name="ce9"/>
        <table:table-column table:style-name="co6" table:number-columns-repeated="2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9" table:default-cell-style-name="Default"/>
        <table:table-column table:style-name="co11" table:default-cell-style-name="ce9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2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op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huf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r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q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391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29:Sheet1.V4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4:13:51</dc:date>
    <meta:editing-duration>P4DT7H51M41S</meta:editing-duration>
    <meta:editing-cycles>248</meta:editing-cycles>
    <dc:creator>Berkeley Churchill</dc:creator>
    <meta:document-statistic meta:table-count="3" meta:cell-count="7315" meta:object-count="0"/>
  </office:meta>
</office:document-meta>
</file>